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9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c0c0c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65cm"/>
    </style:style>
    <style:style style:name="gr10" style:family="graphic" style:parent-style-name="standard">
      <style:graphic-properties draw:stroke="dash" draw:stroke-dash="Fine_20_Dashed" svg:stroke-color="#4c4c4c" draw:fill="none" fo:min-height="3.556cm"/>
    </style:style>
    <style:style style:name="P1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font-weight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8cm" svg:height="1.199cm" svg:x="2.27cm" svg:y="3.611cm">
          <draw:text-box>
            <text:p><text:span text:style-name="T1">* Transfer takes 2 dCLK to see data, sRDY recovers takes 2 dCLK + 2 sCLK </text:span></text:p>
            <text:p><text:span text:style-name="T1">* Reset '1' so sRDY is low during reset: sSyncReg1 &amp; sSyncReg2</text:span></text:p>
          </draw:text-box>
        </draw:frame>
        <draw:frame draw:style-name="gr2" draw:text-style-name="P2" draw:layer="layout" svg:width="11.684cm" svg:height="2.384cm" svg:x="1cm" svg:y="1cm">
          <draw:text-box>
            <text:p><text:span text:style-name="T2">OpenCPI: </text:span></text:p>
            <text:p><text:span text:style-name="T2">/hdl/primitives/util/SyncHandshake.vhd</text:span></text:p>
            <text:p><text:span text:style-name="T2"><text:s/></text:span></text:p>
          </draw:text-box>
        </draw:frame>
        <draw:rect draw:style-name="gr3" draw:text-style-name="P4" xml:id="id3" draw:id="id3" draw:layer="layout" svg:width="1.27cm" svg:height="1.27cm" svg:x="20.336cm" svg:y="11.51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z^-1</text:span></text:p>
        </draw:rect>
        <draw:rect draw:style-name="gr3" draw:text-style-name="P4" xml:id="id1" draw:id="id1" draw:layer="layout" svg:width="1.27cm" svg:height="1.27cm" svg:x="25.416cm" svg:y="11.51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z^-1</text:span></text:p>
        </draw:rect>
        <draw:rect draw:style-name="gr3" draw:text-style-name="P4" xml:id="id2" draw:id="id2" draw:layer="layout" svg:width="1.27cm" svg:height="1.27cm" svg:x="31.258cm" svg:y="11.51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z^-1</text:span></text:p>
        </draw:rect>
        <draw:frame draw:style-name="gr4" draw:text-style-name="P5" draw:layer="layout" svg:width="2.953cm" svg:height="0.645cm" svg:x="27.035cm" svg:y="11.501cm">
          <draw:text-box>
            <text:p><text:span text:style-name="T3">s_dSyncReg1</text:span></text:p>
          </draw:text-box>
        </draw:frame>
        <draw:frame draw:style-name="gr5" draw:text-style-name="P5" draw:layer="layout" svg:width="3.048cm" svg:height="0.645cm" svg:x="32.782cm" svg:y="11.511cm">
          <draw:text-box>
            <text:p><text:span text:style-name="T3">s_dSyncReg2</text:span></text:p>
          </draw:text-box>
        </draw:frame>
        <draw:frame draw:style-name="gr6" draw:text-style-name="P5" draw:layer="layout" svg:width="3.112cm" svg:height="0.645cm" svg:x="22.009cm" svg:y="11.511cm">
          <draw:text-box>
            <text:p><text:span text:style-name="T3">s_dSyncReg0</text:span></text:p>
          </draw:text-box>
        </draw:frame>
        <draw:frame draw:style-name="gr5" draw:text-style-name="P5" draw:layer="layout" svg:width="3.048cm" svg:height="0.645cm" svg:x="17.288cm" svg:y="11.511cm">
          <draw:text-box>
            <text:p><text:span text:style-name="T3">s_sToggleReg</text:span></text:p>
          </draw:text-box>
        </draw:frame>
        <draw:frame draw:style-name="gr4" draw:text-style-name="P5" xml:id="id13" draw:id="id13" draw:layer="layout" svg:width="2.54cm" svg:height="0.645cm" svg:x="2.238cm" svg:y="14.071cm">
          <draw:text-box>
            <text:p><text:span text:style-name="T3">dCLK</text:span></text:p>
          </draw:text-box>
        </draw:frame>
        <draw:rect draw:style-name="gr3" draw:text-style-name="P4" xml:id="id7" draw:id="id7" draw:layer="layout" svg:width="1.27cm" svg:height="1.27cm" svg:x="37.735cm" svg:y="10.24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xor</text:span></text:p>
        </draw:rect>
        <draw:frame draw:style-name="gr4" draw:text-style-name="P5" xml:id="id8" draw:id="id8" draw:layer="layout" svg:width="1.905cm" svg:height="0.645cm" svg:x="39.132cm" svg:y="10.231cm">
          <draw:text-box>
            <text:p><text:span text:style-name="T3">dPulse</text:span></text:p>
          </draw:text-box>
        </draw:frame>
        <draw:connector draw:style-name="gr7" draw:text-style-name="P6" draw:layer="layout" draw:type="curve" svg:x1="26.686cm" svg:y1="12.146cm" svg:x2="31.258cm" svg:y2="12.146cm" draw:start-shape="id1" draw:start-glue-point="1" draw:end-shape="id2" draw:end-glue-point="3" svg:d="M26686 12146h4572">
          <text:p/>
        </draw:connector>
        <draw:connector draw:style-name="gr7" draw:text-style-name="P6" draw:layer="layout" draw:type="curve" svg:x1="21.606cm" svg:y1="12.146cm" svg:x2="25.416cm" svg:y2="12.146cm" draw:start-shape="id3" draw:start-glue-point="1" draw:end-shape="id1" draw:end-glue-point="3" svg:d="M21606 12146h3810">
          <text:p/>
        </draw:connector>
        <draw:frame draw:style-name="gr4" draw:text-style-name="P5" xml:id="id15" draw:id="id15" draw:layer="layout" svg:width="2.54cm" svg:height="0.645cm" svg:x="2.238cm" svg:y="6.715cm">
          <draw:text-box>
            <text:p><text:span text:style-name="T3">sRST</text:span></text:p>
          </draw:text-box>
        </draw:frame>
        <draw:rect draw:style-name="gr3" draw:text-style-name="P4" xml:id="id4" draw:id="id4" draw:layer="layout" svg:width="1.27cm" svg:height="1.27cm" svg:x="15.827cm" svg:y="11.52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z^-1</text:span></text:p>
        </draw:rect>
        <draw:frame draw:style-name="gr4" draw:text-style-name="P5" xml:id="id14" draw:id="id14" draw:layer="layout" svg:width="2.54cm" svg:height="0.645cm" svg:x="2.238cm" svg:y="12.791cm">
          <draw:text-box>
            <text:p><text:span text:style-name="T3">sCLK</text:span></text:p>
          </draw:text-box>
        </draw:frame>
        <draw:frame draw:style-name="gr4" draw:text-style-name="P5" xml:id="id6" draw:id="id6" draw:layer="layout" svg:width="2.54cm" svg:height="0.645cm" svg:x="2.27cm" svg:y="12.039cm">
          <draw:text-box>
            <text:p><text:span text:style-name="T3">sEN</text:span></text:p>
          </draw:text-box>
        </draw:frame>
        <draw:rect draw:style-name="gr3" draw:text-style-name="P4" xml:id="id5" draw:id="id5" draw:layer="layout" svg:width="1.27cm" svg:height="1.27cm" svg:x="13.668cm" svg:y="10.25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NOT</text:span></text:p>
        </draw:rect>
        <draw:connector draw:style-name="gr7" draw:text-style-name="P6" draw:layer="layout" draw:type="curve" draw:line-skew="0cm 0.374cm -0.263cm" svg:x1="17.097cm" svg:y1="12.156cm" svg:x2="13.668cm" svg:y2="10.632cm" draw:start-shape="id4" draw:start-glue-point="1" draw:end-shape="id5" draw:end-glue-point="6" svg:d="M17097 12156c751 0 501-2032-1846-2032s-2729 508-1583 508">
          <text:p/>
        </draw:connector>
        <draw:connector draw:style-name="gr7" draw:text-style-name="P6" draw:layer="layout" draw:type="curve" svg:x1="4.81cm" svg:y1="12.361cm" svg:x2="15.827cm" svg:y2="12.156cm" draw:start-shape="id6" draw:start-glue-point="1" draw:end-shape="id4" draw:end-glue-point="3" svg:d="M4810 12361c8262 0 2754-205 11017-205">
          <text:p/>
        </draw:connector>
        <draw:connector draw:style-name="gr7" draw:text-style-name="P6" draw:layer="layout" draw:type="curve" svg:x1="14.938cm" svg:y1="10.886cm" svg:x2="15.827cm" svg:y2="11.902cm" draw:start-shape="id5" draw:start-glue-point="1" draw:end-shape="id4" draw:end-glue-point="6" svg:d="M14938 10886c667 0 223 1016 889 1016">
          <text:p/>
        </draw:connector>
        <draw:connector draw:style-name="gr7" draw:text-style-name="P6" draw:layer="layout" draw:type="curve" svg:x1="17.097cm" svg:y1="12.156cm" svg:x2="20.336cm" svg:y2="12.146cm" draw:start-shape="id4" draw:start-glue-point="1" draw:end-shape="id3" draw:end-glue-point="3" svg:d="M17097 12156c2430 0 811-10 3239-10">
          <text:p/>
        </draw:connector>
        <draw:connector draw:style-name="gr7" draw:text-style-name="P6" draw:layer="layout" draw:type="curve" svg:x1="39.005cm" svg:y1="10.876cm" svg:x2="40.084cm" svg:y2="10.876cm" draw:start-shape="id7" draw:start-glue-point="1" draw:end-shape="id8" draw:end-glue-point="2" svg:d="M39005 10876h1079">
          <text:p/>
        </draw:connector>
        <draw:rect draw:style-name="gr8" draw:text-style-name="P4" xml:id="id9" draw:id="id9" draw:layer="layout" svg:width="1.27cm" svg:height="1.27cm" svg:x="16.621cm" svg:y="7.98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z^-1</text:span></text:p>
        </draw:rect>
        <draw:rect draw:style-name="gr8" draw:text-style-name="P4" xml:id="id10" draw:id="id10" draw:layer="layout" svg:width="1.27cm" svg:height="1.27cm" svg:x="11.128cm" svg:y="7.98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3">z^-1</text:span></text:p>
        </draw:rect>
        <draw:frame draw:style-name="gr4" draw:text-style-name="P5" draw:layer="layout" svg:width="2.858cm" svg:height="0.645cm" svg:x="13.414cm" svg:y="7.955cm">
          <draw:text-box>
            <text:p><text:span text:style-name="T3">s_sSyncReg0</text:span></text:p>
          </draw:text-box>
        </draw:frame>
        <draw:frame draw:style-name="gr9" draw:text-style-name="P5" draw:layer="layout" svg:width="2.858cm" svg:height="0.645cm" svg:x="7.699cm" svg:y="7.955cm">
          <draw:text-box>
            <text:p><text:span text:style-name="T3">s_sSyncReg1</text:span></text:p>
          </draw:text-box>
        </draw:frame>
        <draw:connector draw:style-name="gr7" draw:text-style-name="P6" draw:layer="layout" draw:type="curve" svg:x1="16.621cm" svg:y1="8.62cm" svg:x2="12.398cm" svg:y2="8.62cm" draw:start-shape="id9" draw:start-glue-point="3" draw:end-shape="id10" svg:d="M16621 8620h-4223">
          <text:p/>
        </draw:connector>
        <draw:rect draw:style-name="gr8" draw:text-style-name="P4" xml:id="id11" draw:id="id11" draw:layer="layout" svg:width="1.27cm" svg:height="1.27cm" svg:x="5.54cm" svg:y="7.985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3"><text:span text:style-name="T3">==</text:span></text:p>
        </draw:rect>
        <draw:connector draw:style-name="gr7" draw:text-style-name="P6" draw:layer="layout" draw:type="curve" svg:x1="13.668cm" svg:y1="10.632cm" svg:x2="6.81cm" svg:y2="9.001cm" draw:start-shape="id5" draw:start-glue-point="6" draw:end-shape="id11" draw:end-glue-point="7" svg:d="M13668 10632c-5143 0-1715-1631-6858-1631">
          <text:p/>
        </draw:connector>
        <draw:connector draw:style-name="gr7" draw:text-style-name="P6" draw:layer="layout" draw:type="curve" svg:x1="11.128cm" svg:y1="8.62cm" svg:x2="6.81cm" svg:y2="8.62cm" draw:start-shape="id10" draw:start-glue-point="3" draw:end-shape="id11" draw:end-glue-point="1" svg:d="M11128 8620h-4318">
          <text:p/>
        </draw:connector>
        <draw:frame draw:style-name="gr4" draw:text-style-name="P5" xml:id="id12" draw:id="id12" draw:layer="layout" svg:width="2.286cm" svg:height="0.645cm" svg:x="2.27cm" svg:y="8.356cm">
          <draw:text-box>
            <text:p><text:span text:style-name="T3">SRDY</text:span></text:p>
          </draw:text-box>
        </draw:frame>
        <draw:connector draw:style-name="gr7" draw:text-style-name="P6" draw:layer="layout" draw:type="curve" svg:x1="5.54cm" svg:y1="8.62cm" svg:x2="4.556cm" svg:y2="8.678cm" draw:start-shape="id11" draw:start-glue-point="3" draw:end-shape="id12" draw:end-glue-point="1" svg:d="M5540 8620c-738 0-246 58-984 58">
          <text:p/>
        </draw:connector>
        <draw:frame draw:style-name="gr10" draw:text-style-name="P7" draw:layer="layout" svg:width="6.763cm" svg:height="3.806cm" svg:x="15.224cm" svg:y="9.64cm">
          <draw:text-box>
            <text:p><text:span text:style-name="T4">Control Signal Generation</text:span></text:p>
          </draw:text-box>
        </draw:frame>
        <draw:connector draw:style-name="gr7" draw:text-style-name="P6" draw:layer="layout" draw:line-skew="8.033cm" svg:x1="4.778cm" svg:y1="14.393cm" svg:x2="25.416cm" svg:y2="12.527cm" draw:start-shape="id13" draw:start-glue-point="1" draw:end-shape="id1" draw:end-glue-point="7" svg:d="M4778 14393h18352v-1866h2286">
          <text:p/>
        </draw:connector>
        <draw:connector draw:style-name="gr7" draw:text-style-name="P6" draw:layer="layout" draw:line-skew="10.24cm" svg:x1="4.778cm" svg:y1="14.393cm" svg:x2="31.258cm" svg:y2="12.527cm" draw:start-shape="id13" draw:start-glue-point="1" draw:end-shape="id2" draw:end-glue-point="7" svg:d="M4778 14393h23480v-1866h3000">
          <text:p/>
        </draw:connector>
        <draw:connector draw:style-name="gr7" draw:text-style-name="P6" draw:layer="layout" draw:line-skew="6.573cm" svg:x1="4.778cm" svg:y1="14.393cm" svg:x2="20.336cm" svg:y2="12.527cm" draw:start-shape="id13" draw:start-glue-point="1" draw:end-shape="id3" draw:end-glue-point="7" svg:d="M4778 14393h14352v-1866h1206">
          <text:p/>
        </draw:connector>
        <draw:connector draw:style-name="gr7" draw:text-style-name="P6" draw:layer="layout" draw:line-skew="1.937cm" svg:x1="4.778cm" svg:y1="13.113cm" svg:x2="11.128cm" svg:y2="9.001cm" draw:start-shape="id14" draw:start-glue-point="1" draw:end-shape="id10" draw:end-glue-point="7" svg:d="M4778 13113h5112v-4112h1238">
          <text:p/>
        </draw:connector>
        <draw:connector draw:style-name="gr7" draw:text-style-name="P6" draw:layer="layout" draw:line-skew="2.239cm" svg:x1="4.778cm" svg:y1="13.113cm" svg:x2="16.621cm" svg:y2="9.001cm" draw:start-shape="id14" draw:start-glue-point="1" draw:end-shape="id9" draw:end-glue-point="7" svg:d="M4778 13113h8160v-4112h3683">
          <text:p/>
        </draw:connector>
        <draw:connector draw:style-name="gr7" draw:text-style-name="P6" draw:layer="layout" draw:line-skew="4.668cm" svg:x1="4.778cm" svg:y1="13.113cm" svg:x2="15.827cm" svg:y2="12.537cm" draw:start-shape="id14" draw:start-glue-point="1" draw:end-shape="id4" draw:end-glue-point="7" svg:d="M4778 13113h10192v-576h857">
          <text:p/>
        </draw:connector>
        <draw:connector draw:style-name="gr7" draw:text-style-name="P6" draw:layer="layout" svg:x1="4.778cm" svg:y1="7.037cm" svg:x2="31.893cm" svg:y2="11.511cm" draw:start-shape="id15" draw:start-glue-point="1" draw:end-shape="id2" draw:end-glue-point="0" svg:d="M4778 7037h27115v4474">
          <text:p/>
        </draw:connector>
        <draw:connector draw:style-name="gr7" draw:text-style-name="P6" draw:layer="layout" svg:x1="4.778cm" svg:y1="7.037cm" svg:x2="26.051cm" svg:y2="11.511cm" draw:start-shape="id15" draw:start-glue-point="1" draw:end-shape="id1" draw:end-glue-point="0" svg:d="M4778 7037h21273v4474">
          <text:p/>
        </draw:connector>
        <draw:connector draw:style-name="gr7" draw:text-style-name="P6" draw:layer="layout" svg:x1="4.778cm" svg:y1="7.037cm" svg:x2="20.971cm" svg:y2="11.511cm" draw:start-shape="id15" draw:start-glue-point="1" draw:end-shape="id3" draw:end-glue-point="0" svg:d="M4778 7037h16193v4474">
          <text:p/>
        </draw:connector>
        <draw:connector draw:style-name="gr7" draw:text-style-name="P6" draw:layer="layout" svg:x1="4.778cm" svg:y1="7.037cm" svg:x2="16.462cm" svg:y2="11.521cm" draw:start-shape="id15" draw:start-glue-point="1" draw:end-shape="id4" draw:end-glue-point="0" svg:d="M4778 7037h11684v4484">
          <text:p/>
        </draw:connector>
        <draw:connector draw:style-name="gr7" draw:text-style-name="P6" draw:layer="layout" svg:x1="4.778cm" svg:y1="7.037cm" svg:x2="11.763cm" svg:y2="7.985cm" draw:start-shape="id15" draw:start-glue-point="1" draw:end-shape="id10" draw:end-glue-point="0" svg:d="M4778 7037h6985v948">
          <text:p/>
        </draw:connector>
        <draw:connector draw:style-name="gr7" draw:text-style-name="P6" draw:layer="layout" svg:x1="4.778cm" svg:y1="7.037cm" svg:x2="17.256cm" svg:y2="7.985cm" draw:start-shape="id15" draw:start-glue-point="1" draw:end-shape="id9" draw:end-glue-point="0" svg:d="M4778 7037h12478v948">
          <text:p/>
        </draw:connector>
        <draw:connector draw:style-name="gr7" draw:text-style-name="P6" draw:layer="layout" draw:line-skew="-0.261cm" svg:x1="31.258cm" svg:y1="12.146cm" svg:x2="37.735cm" svg:y2="10.622cm" draw:start-shape="id2" draw:start-glue-point="3" draw:end-shape="id7" draw:end-glue-point="6" svg:d="M31258 12146h-762v-1524h7239">
          <text:p/>
        </draw:connector>
        <draw:connector draw:style-name="gr7" draw:text-style-name="P6" draw:layer="layout" draw:line-skew="0.714cm" svg:x1="32.528cm" svg:y1="12.146cm" svg:x2="37.735cm" svg:y2="11.257cm" draw:start-shape="id2" draw:start-glue-point="1" draw:end-shape="id7" draw:end-glue-point="7" svg:d="M32528 12146h3318v-889h1889">
          <text:p/>
        </draw:connector>
        <draw:connector draw:style-name="gr7" draw:text-style-name="P6" draw:layer="layout" draw:line-skew="5.921cm" svg:x1="31.258cm" svg:y1="12.146cm" svg:x2="17.891cm" svg:y2="8.62cm" draw:start-shape="id2" draw:start-glue-point="3" draw:end-shape="id9" draw:end-glue-point="1" svg:d="M31258 12146h-762v-3526h-12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bedded embedded</meta:initial-creator>
    <meta:creation-date>2015-02-19T09:21:20</meta:creation-date>
    <dc:date>2015-07-14T15:57:56</dc:date>
    <dc:creator>embedded embedded</dc:creator>
    <meta:editing-duration>P23DT44M24S</meta:editing-duration>
    <meta:editing-cycles>323</meta:editing-cycles>
    <meta:generator>OpenOffice/4.1.0$Unix OpenOffice.org_project/410m18$Build-9764</meta:generator>
    <meta:printed-by>embedded embedded</meta:printed-by>
    <meta:print-date>2015-04-06T12:04:20</meta:print-date>
    <meta:document-statistic meta:object-count="50"/>
  </office:meta>
</office:document-meta>
</file>